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8b12" officeooo:paragraph-rsid="00008b12"/>
    </style:style>
    <style:style style:name="P2" style:family="paragraph" style:parent-style-name="Standard">
      <style:paragraph-properties fo:text-align="start" style:justify-single-word="false"/>
      <style:text-properties officeooo:rsid="00008b12" officeooo:paragraph-rsid="00008b12"/>
    </style:style>
    <style:style style:name="P3" style:family="paragraph" style:parent-style-name="Standard">
      <style:paragraph-properties fo:text-align="start" style:justify-single-word="false"/>
      <style:text-properties officeooo:rsid="0009834d" officeooo:paragraph-rsid="0009834d"/>
    </style:style>
    <style:style style:name="T1" style:family="text">
      <style:text-properties officeooo:rsid="0002285e"/>
    </style:style>
    <style:style style:name="T2" style:family="text">
      <style:text-properties officeooo:rsid="00042384"/>
    </style:style>
    <style:style style:name="T3" style:family="text">
      <style:text-properties officeooo:rsid="000978ac"/>
    </style:style>
    <style:style style:name="T4" style:family="text">
      <style:text-properties officeooo:rsid="000c2c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stel 21 – Reservation System</text:p>
      <text:p text:style-name="P1">Kevin Brandstatter</text:p>
      <text:p text:style-name="P1"/>
      <text:p text:style-name="P2">Project Status:</text:p>
      <text:p text:style-name="P2">Complete <text:span text:style-name="T1">components</text:span>:</text:p>
      <text:p text:style-name="P2"><text:tab/><text:span text:style-name="T2">The core use cases are complete. The submitted project provides the functionality to load a hostel with availabilitiies into its inventory. It also provides search functionality to find results that fit a time window and a specified city, or to simply list all of the availabilities. Also, the project is capable of adding customers to the system with the information shown from the example command line interface. In addition to these, it implements the functionality to make and cancel reservations, and to view them by a reference id. The cancellation procedure also takes into account any deadlines and penalties of the hostel. As an extra, there is both a basic web interface that provides the same functionality as the command line interface, as well as support for a MySQL database backend, in addition to the basic xml based persistence solution used for early development. Finally, in the way of information reporting, revenue tracking and reporting is functional, as well as total occupancy status.</text:span></text:p>
      <text:p text:style-name="P2"><text:span text:style-name="T2"/></text:p>
      <text:p text:style-name="P2">Incomplete <text:span text:style-name="T1">components</text:span>:</text:p>
      <text:p text:style-name="P2"><text:tab/><text:span text:style-name="T2">Some of the things that were not completed are the more advanced variants of completed components. For instance, the search functionality is limited to start and end date and hostel city. This could be extended in the future to provide more searchable options. Likewise, there is not currently the functionality for detailed reservation searching and information reporting. Similarly the features for user tracking are not currently implemented. Finally, the feature to send an email reminder to the customer prior to the check-in was not completed, nor the ability to notify with “cool stuff”.</text:span></text:p>
      <text:p text:style-name="P2"/>
      <text:p text:style-name="P2">Work Report:</text:p>
      <text:p text:style-name="P2"/>
      <text:p text:style-name="P2">Hours to complete code: <text:span text:style-name="T3">80</text:span></text:p>
      <text:p text:style-name="P2">Hours to complete submission: <text:span text:style-name="T3">15</text:span></text:p>
      <text:p text:style-name="P3"><text:span text:style-name="T3">L</text:span>ines of Code: 963</text:p>
      <text:p text:style-name="P3">Lines in CLI: 132</text:p>
      <text:p text:style-name="P3">Lines for Web UI: 398</text:p>
      <text:p text:style-name="P3">Lines for Unit Tests: 509</text:p>
      <text:p text:style-name="P3"/>
      <text:p text:style-name="P2">Challenges: </text:p>
      <text:p text:style-name="P3"><text:tab/>I had a very difficult time separating the object oriented part from the database/<text:span text:style-name="T4">persistence</text:span> logic. In the end I was able to define a clear barrier, <text:span text:style-name="T4">however</text:span>, the <text:span text:style-name="T4">persistence</text:span> layer is not very well designed. In this case it became more monolithic as I was too concerned with separating the layers. Better design would have been to break down the various parts of the database and have each component used by the appropriate business object. It was because of this design decision that I spent too much time modifying the “database” code, while it is abstract from business logic, it does not fully follow the single responsibility problem. It could be improved further by subdividing it into further classes in the persistent segment of the application, while still being used by the overall abstraction. Further segmentation would reduce the dependencies between components and make it more easily modif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8:22:37.230775878</meta:creation-date>
    <dc:date>2013-11-20T19:35:53.572528342</dc:date>
    <meta:editing-duration>P1DT1H8M45S</meta:editing-duration>
    <meta:editing-cycles>11</meta:editing-cycles>
    <meta:generator>LibreOffice/4.1.3.2$Linux_X86_64 LibreOffice_project/410m0$Build-2</meta:generator>
    <meta:document-statistic meta:table-count="0" meta:image-count="0" meta:object-count="0" meta:page-count="1" meta:paragraph-count="16" meta:word-count="447" meta:character-count="2783" meta:non-whitespace-character-count="2347"/>
  </office:meta>
</office:document-meta>
</file>